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cm" table:align="margins" style:may-break-between-rows="true" table:border-model="collapsing"/>
    </style:style>
    <style:style style:name="Таблица1.A" style:family="table-column">
      <style:table-column-properties style:column-width="8.498cm" style:rel-column-width="32760*"/>
    </style:style>
    <style:style style:name="Таблица1.B" style:family="table-column">
      <style:table-column-properties style:column-width="8.502cm" style:rel-column-width="32775*"/>
    </style:style>
    <style:style style:name="Таблица1.A1" style:family="table-cell">
      <style:table-cell-properties style:vertical-align="middle" fo:background-color="#ffff00" fo:padding="0.097cm" fo:border-left="0.5pt solid #000000" fo:border-right="none" fo:border-top="0.5pt solid #000000" fo:border-bottom="0.5pt solid #000000" style:writing-mode="page">
        <style:background-image/>
      </style:table-cell-properties>
    </style:style>
    <style:style style:name="Таблица1.B1" style:family="table-cell">
      <style:table-cell-properties style:vertical-align="middle" fo:background-color="#ffff00" fo:padding="0.097cm" fo:border="0.5pt solid #000000" style:writing-mode="page">
        <style:background-image/>
      </style:table-cell-properties>
    </style:style>
    <style:style style:name="Таблица1.2" style:family="table-row">
      <style:table-row-properties fo:keep-together="auto"/>
    </style:style>
    <style:style style:name="Таблица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3">
      <style:paragraph-properties fo:text-align="justify" style:justify-single-word="false"/>
    </style:style>
    <style:style style:name="P2" style:family="paragraph" style:parent-style-name="Heading_20_3">
      <style:paragraph-properties fo:text-align="justify" style:justify-single-word="false"/>
      <style:text-properties officeooo:paragraph-rsid="001e8a22"/>
    </style:style>
    <style:style style:name="P3" style:family="paragraph" style:parent-style-name="Standard">
      <style:paragraph-properties fo:text-align="justify" style:justify-single-word="false"/>
      <style:text-properties officeooo:paragraph-rsid="001e8a22"/>
    </style:style>
    <style:style style:name="P4" style:family="paragraph" style:parent-style-name="Text_20_body">
      <style:paragraph-properties fo:text-align="justify" style:justify-single-word="false"/>
      <style:text-properties officeooo:paragraph-rsid="001e8a22"/>
    </style:style>
    <style:style style:name="P5" style:family="paragraph" style:parent-style-name="Preformatted_20_Text">
      <style:paragraph-properties fo:text-align="justify" style:justify-single-word="false"/>
    </style:style>
    <style:style style:name="P6" style:family="paragraph" style:parent-style-name="Preformatted_20_Text">
      <style:paragraph-properties fo:margin-top="0cm" fo:margin-bottom="0.499cm" style:contextual-spacing="false" fo:text-align="justify"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528fac"/>
    </style:style>
    <style:style style:name="P9" style:family="paragraph" style:parent-style-name="Subtitle">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240916"/>
    </style:style>
    <style:style style:name="P12" style:family="paragraph" style:parent-style-name="Title">
      <style:paragraph-properties fo:text-align="justify" style:justify-single-word="false"/>
      <style:text-properties officeooo:paragraph-rsid="0053022c"/>
    </style:style>
    <style:style style:name="P13" style:family="paragraph" style:parent-style-name="Title">
      <style:paragraph-properties fo:text-align="justify" style:justify-single-word="false"/>
    </style:style>
    <style:style style:name="P1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1ec2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3f6e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ddff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7731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7731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9dc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c7d3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04347"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4091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cc0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79d7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b980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fd00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10a6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996f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d131" officeooo:paragraph-rsid="0057d13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df3ee" officeooo:paragraph-rsid="006df3e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7746" officeooo:paragraph-rsid="001e774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7746" officeooo:paragraph-rsid="001e774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a9c5" officeooo:paragraph-rsid="0019a9c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a9c5" officeooo:paragraph-rsid="0019a9c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ec2d" officeooo:paragraph-rsid="0021ec2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c064" officeooo:paragraph-rsid="001bc06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10c" officeooo:paragraph-rsid="001df10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a64e" officeooo:paragraph-rsid="0039a64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d1e5" officeooo:paragraph-rsid="0022d1e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f6e9" officeooo:paragraph-rsid="0023f6e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cc0c" officeooo:paragraph-rsid="0025cc0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0a69" officeooo:paragraph-rsid="00310a6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dd69" officeooo:paragraph-rsid="0033dd69"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458d" officeooo:paragraph-rsid="0035458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96f6" officeooo:paragraph-rsid="003996f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0d6b" officeooo:paragraph-rsid="006a0d6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731d" officeooo:paragraph-rsid="0017731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Preformatted_20_Text">
      <style:paragraph-properties fo:margin-top="0cm" fo:margin-bottom="0.499cm" style:contextual-spacing="false"/>
    </style:style>
    <style:style style:name="P52" style:family="paragraph" style:parent-style-name="Standard">
      <style:paragraph-properties fo:text-align="justify" style:justify-single-word="false"/>
      <style:text-properties style:font-name="Liberation Mono" fo:font-size="10pt" officeooo:paragraph-rsid="001e8a22" style:font-name-asian="Noto Sans Mono CJK SC" style:font-size-asian="10pt" style:font-name-complex="Liberation Mono" style:font-size-complex="10pt"/>
    </style:style>
    <style:style style:name="P53" style:family="paragraph" style:parent-style-name="Text_20_body">
      <style:paragraph-properties fo:text-align="justify" style:justify-single-word="false"/>
      <style:text-properties style:font-name="Liberation Mono" fo:font-size="10pt" officeooo:paragraph-rsid="001e8a22" style:font-name-asian="Noto Sans Mono CJK SC" style:font-size-asian="10pt" style:font-name-complex="Liberation Mono" style:font-size-complex="10pt"/>
    </style:style>
    <style:style style:name="P54" style:family="paragraph" style:parent-style-name="Standard">
      <style:paragraph-properties fo:text-align="justify" style:justify-single-word="false"/>
      <style:text-properties fo:font-size="21pt" fo:font-weight="bold" style:font-size-asian="21pt" style:font-weight-asian="bold" style:font-size-complex="21pt" style:font-weight-complex="bold"/>
    </style:style>
    <style:style style:name="P55" style:family="paragraph" style:parent-style-name="Standard">
      <style:paragraph-properties fo:text-align="justify" style:justify-single-word="false"/>
      <style:text-properties officeooo:rsid="00240916" officeooo:paragraph-rsid="00240916"/>
    </style:style>
    <style:style style:name="P56" style:family="paragraph" style:parent-style-name="Standard">
      <style:paragraph-properties fo:text-align="justify" style:justify-single-word="false"/>
      <style:text-properties style:font-name="Liberation Serif" fo:font-size="10pt" officeooo:paragraph-rsid="001e8a22" style:font-name-asian="Noto Sans Mono CJK SC" style:font-size-asian="10pt" style:font-name-complex="Liberation Mono" style:font-size-complex="10pt"/>
    </style:style>
    <style:style style:name="P57" style:family="paragraph" style:parent-style-name="Subtitle">
      <style:text-properties fo:font-weight="bold" style:font-weight-asian="bold" style:font-weight-complex="bold"/>
    </style:style>
    <style:style style:name="P58" style:family="paragraph" style:parent-style-name="Subtitle">
      <style:paragraph-properties fo:text-align="justify" style:justify-single-word="false"/>
      <style:text-properties fo:font-weight="bold" style:font-weight-asian="bold" style:font-weight-complex="bold"/>
    </style:style>
    <style:style style:name="P59" style:family="paragraph" style:parent-style-name="Standard">
      <style:paragraph-properties fo:text-align="justify" style:justify-single-word="false"/>
      <style:text-properties fo:font-weight="bold" officeooo:rsid="0050b9ef" officeooo:paragraph-rsid="0050b9ef" style:font-weight-asian="bold" style:font-weight-complex="bold"/>
    </style:style>
    <style:style style:name="P60" style:family="paragraph" style:parent-style-name="Text_20_body">
      <style:paragraph-properties fo:text-align="justify" style:justify-single-word="false"/>
      <style:text-properties fo:font-weight="bold" officeooo:rsid="0050b9ef" officeooo:paragraph-rsid="0050b9ef" style:font-weight-asian="bold" style:font-weight-complex="bold"/>
    </style:style>
    <style:style style:name="P61" style:family="paragraph" style:parent-style-name="Text_20_body">
      <style:paragraph-properties fo:text-align="justify" style:justify-single-word="false"/>
      <style:text-properties fo:font-weight="bold" officeooo:rsid="001e8a22" officeooo:paragraph-rsid="001e8a22" style:font-weight-asian="bold" style:font-weight-complex="bold"/>
    </style:style>
    <style:style style:name="P62" style:family="paragraph" style:parent-style-name="Text_20_body">
      <style:paragraph-properties fo:text-align="justify" style:justify-single-word="false"/>
      <style:text-properties officeooo:rsid="0035458d" officeooo:paragraph-rsid="0035458d"/>
    </style:style>
    <style:style style:name="P63" style:family="paragraph" style:parent-style-name="Text_20_body">
      <style:paragraph-properties fo:text-align="justify" style:justify-single-word="false"/>
      <style:text-properties officeooo:rsid="002df2ae" officeooo:paragraph-rsid="002df2ae"/>
    </style:style>
    <style:style style:name="P64" style:family="paragraph" style:parent-style-name="Standard" style:list-style-name="L4">
      <style:paragraph-properties fo:text-align="justify" style:justify-single-word="false"/>
      <style:text-properties officeooo:paragraph-rsid="001e8a22"/>
    </style:style>
    <style:style style:name="P65" style:family="paragraph" style:parent-style-name="Text_20_body" style:list-style-name="L1">
      <style:paragraph-properties fo:text-align="justify" style:justify-single-word="false"/>
    </style:style>
    <style:style style:name="P66" style:family="paragraph" style:parent-style-name="Text_20_body" style:list-style-name="L2">
      <style:paragraph-properties fo:text-align="justify" style:justify-single-word="false"/>
    </style:style>
    <style:style style:name="P67" style:family="paragraph" style:parent-style-name="Text_20_body" style:list-style-name="L3">
      <style:paragraph-properties fo:text-align="justify" style:justify-single-word="false"/>
      <style:text-properties officeooo:paragraph-rsid="0050b9ef"/>
    </style:style>
    <style:style style:name="P68" style:family="paragraph" style:parent-style-name="Text_20_body" style:list-style-name="L3">
      <style:paragraph-properties fo:text-align="justify" style:justify-single-word="false"/>
    </style:style>
    <style:style style:name="P69" style:family="paragraph" style:parent-style-name="Text_20_body" style:list-style-name="L5">
      <style:paragraph-properties fo:text-align="justify" style:justify-single-word="false"/>
    </style:style>
    <style:style style:name="T1" style:family="text">
      <style:text-properties officeooo:rsid="0017731d"/>
    </style:style>
    <style:style style:name="T2" style:family="text">
      <style:text-properties officeooo:rsid="001e8a22"/>
    </style:style>
    <style:style style:name="T3" style:family="text">
      <style:text-properties officeooo:rsid="0021ec2d"/>
    </style:style>
    <style:style style:name="T4" style:family="text">
      <style:text-properties officeooo:rsid="00240916"/>
    </style:style>
    <style:style style:name="T5" style:family="text">
      <style:text-properties officeooo:rsid="002a5f94"/>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e8a22" style:font-weight-asian="bold" style:font-weight-complex="bold"/>
    </style:style>
    <style:style style:name="T9" style:family="text">
      <style:text-properties fo:font-weight="bold" officeooo:rsid="0050b9ef" style:font-weight-asian="bold" style:font-weight-complex="bold"/>
    </style:style>
    <style:style style:name="T10" style:family="text">
      <style:text-properties fo:font-weight="bold" officeooo:rsid="0021ec2d" style:font-weight-asian="bold" style:font-weight-complex="bold"/>
    </style:style>
    <style:style style:name="T11" style:family="text">
      <style:text-properties fo:font-weight="bold" officeooo:rsid="00240916" style:font-weight-asian="bold" style:font-weight-complex="bold"/>
    </style:style>
    <style:style style:name="T12" style:family="text">
      <style:text-properties fo:font-weight="bold" officeooo:rsid="002fd006" style:font-weight-asian="bold" style:font-weight-complex="bold"/>
    </style:style>
    <style:style style:name="T13" style:family="text">
      <style:text-properties fo:font-weight="bold" officeooo:rsid="003996f6" style:font-weight-asian="bold" style:font-weight-complex="bold"/>
    </style:style>
    <style:style style:name="T14" style:family="text">
      <style:text-properties officeooo:rsid="003c4bb7"/>
    </style:style>
    <style:style style:name="T15" style:family="text">
      <style:text-properties officeooo:rsid="001b9dcf"/>
    </style:style>
    <style:style style:name="T16" style:family="text">
      <style:text-properties officeooo:rsid="001c7d39"/>
    </style:style>
    <style:style style:name="T17" style:family="text">
      <style:text-properties officeooo:rsid="00204347"/>
    </style:style>
    <style:style style:name="T18" style:family="text">
      <style:text-properties officeooo:rsid="0025cc0c"/>
    </style:style>
    <style:style style:name="T19" style:family="text">
      <style:text-properties officeooo:rsid="00279d7a"/>
    </style:style>
    <style:style style:name="T20" style:family="text">
      <style:text-properties officeooo:rsid="002b980d"/>
    </style:style>
    <style:style style:name="T21" style:family="text">
      <style:text-properties officeooo:rsid="00310a69"/>
    </style:style>
    <style:style style:name="T22" style:family="text">
      <style:text-properties officeooo:rsid="00403f54"/>
    </style:style>
    <style:style style:name="T23" style:family="text">
      <style:text-properties officeooo:rsid="0040cabf"/>
    </style:style>
    <style:style style:name="T24" style:family="text">
      <style:text-properties officeooo:rsid="0047e2ba"/>
    </style:style>
    <style:style style:name="T25" style:family="text">
      <style:text-properties fo:font-style="italic"/>
    </style:style>
    <style:style style:name="T26" style:family="text">
      <style:text-properties officeooo:rsid="0058174b"/>
    </style:style>
    <style:style style:name="T27" style:family="text">
      <style:text-properties fo:font-weight="normal" officeooo:rsid="001e8a22" style:font-weight-asian="normal" style:font-weight-complex="normal"/>
    </style:style>
    <style:style style:name="T28" style:family="text">
      <style:text-properties officeooo:rsid="006621e1"/>
    </style:style>
    <style:style style:name="T29" style:family="text">
      <style:text-properties style:font-name="Liberation Serif" fo:font-size="12pt" style:font-size-asian="12pt" style:font-size-complex="12pt"/>
    </style:style>
    <style:style style:name="T30" style:family="text">
      <style:text-properties officeooo:rsid="006df3ee"/>
    </style:style>
    <style:style style:name="T31" style:family="text">
      <style:text-properties officeooo:rsid="007071df"/>
    </style:style>
    <style:style style:name="T32"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text:span text:style-name="T31">под</text:span>Команды рос2 <text:span text:style-name="T22">beginner 1</text:span>:</text:p>
      <text:p text:style-name="P54"/>
      <table:table table:name="Таблица1" table:style-name="Таблица1" table:template-name="Default Style">
        <table:table-column table:style-name="Таблица1.A"/>
        <table:table-column table:style-name="Таблица1.B"/>
        <table:table-row>
          <table:table-cell table:style-name="Таблица1.A1" office:value-type="string">
            <text:p text:style-name="P50">Команда</text:p>
          </table:table-cell>
          <table:table-cell table:style-name="Таблица1.B1" office:value-type="string">
            <text:p text:style-name="P50">Что делает</text:p>
          </table:table-cell>
        </table:table-row>
        <table:table-row table:style-name="Таблица1.2">
          <table:table-cell table:style-name="Таблица1.A2" office:value-type="string">
            <text:p text:style-name="P19">source /opt/ros/humble/setup.bash</text:p>
          </table:table-cell>
          <table:table-cell table:style-name="Таблица1.B2" office:value-type="string">
            <text:p text:style-name="P19">Перед каждой новой сессией в новом терминале пишем</text:p>
          </table:table-cell>
        </table:table-row>
        <table:table-row table:style-name="Таблица1.2">
          <table:table-cell table:style-name="Таблица1.A2" office:value-type="string">
            <text:p text:style-name="P18"><text:bookmark text:name="codecell192"/>source install/local_setup.bash</text:p>
          </table:table-cell>
          <table:table-cell table:style-name="Таблица1.B2" office:value-type="string">
            <text:p text:style-name="P19">Затем из каталога <text:span text:style-name="Source_20_Text">ros2_ws </text:span>выполните следующую команду, чтобы получить доступ к своему рабочему пространству <text:span text:style-name="T26">(после подключения основного пространства установки)</text:span></text:p>
          </table:table-cell>
        </table:table-row>
        <table:table-row>
          <table:table-cell table:style-name="Таблица1.A2" office:value-type="string">
            <text:p text:style-name="P34">ctrl+c</text:p>
          </table:table-cell>
          <table:table-cell table:style-name="Таблица1.B2" office:value-type="string">
            <text:p text:style-name="P34">Остановить узел</text:p>
          </table:table-cell>
        </table:table-row>
        <table:table-row>
          <table:table-cell table:style-name="Таблица1.A2" office:value-type="string">
            <text:p text:style-name="P19">ros2 run turtlesim turtlesim_node</text:p>
          </table:table-cell>
          <table:table-cell table:style-name="Таблица1.B2" office:value-type="string">
            <text:p text:style-name="P19">начать туртл <text:span text:style-name="T1">(появится черепашка)</text:span></text:p>
          </table:table-cell>
        </table:table-row>
        <table:table-row>
          <table:table-cell table:style-name="Таблица1.A2" office:value-type="string">
            <text:p text:style-name="P19">ros2 run turtlesim turtle_teleop_key</text:p>
          </table:table-cell>
          <table:table-cell table:style-name="Таблица1.B2" office:value-type="string">
            <text:p text:style-name="P19">использовать туртл <text:span text:style-name="T1">(черепашка бегает)</text:span></text:p>
          </table:table-cell>
        </table:table-row>
        <table:table-row table:style-name="Таблица1.2">
          <table:table-cell table:style-name="Таблица1.A2" office:value-type="string">
            <text:p text:style-name="P19">rqt</text:p>
          </table:table-cell>
          <table:table-cell table:style-name="Таблица1.B2" office:value-type="string">
            <text:p text:style-name="P20"/>
          </table:table-cell>
        </table:table-row>
        <table:table-row>
          <table:table-cell table:style-name="Таблица1.A2" office:value-type="string">
            <text:p text:style-name="P36">rqt_graph</text:p>
          </table:table-cell>
          <table:table-cell table:style-name="Таблица1.B2" office:value-type="string">
            <text:p text:style-name="P37">Представление узлов в виде графа</text:p>
          </table:table-cell>
        </table:table-row>
        <table:table-row>
          <table:table-cell table:style-name="Таблица1.A2" office:value-type="string">
            <text:p text:style-name="P19">ros2 node list</text:p>
          </table:table-cell>
          <table:table-cell table:style-name="Таблица1.B2" office:value-type="string">
            <text:p text:style-name="P19">список узлов</text:p>
          </table:table-cell>
        </table:table-row>
        <table:table-row>
          <table:table-cell table:style-name="Таблица1.A2" office:value-type="string">
            <text:p text:style-name="P19">ros2 run turtlesim turtlesim_node --ros-args --remap __node:=my_turtle</text:p>
          </table:table-cell>
          <table:table-cell table:style-name="Таблица1.B2" office:value-type="string">
            <text:p text:style-name="P19">переименовать узел</text:p>
          </table:table-cell>
        </table:table-row>
        <table:table-row table:style-name="Таблица1.2">
          <table:table-cell table:style-name="Таблица1.A2" office:value-type="string">
            <text:p text:style-name="P19">ros2 node info &lt;node_name&gt;</text:p>
          </table:table-cell>
          <table:table-cell table:style-name="Таблица1.B2" office:value-type="string">
            <text:p text:style-name="P19">инфа про узел</text:p>
          </table:table-cell>
        </table:table-row>
        <table:table-row>
          <table:table-cell table:style-name="Таблица1.B2" table:number-columns-spanned="2" office:value-type="string">
            <text:p text:style-name="P38">ТЕМЫ ТОПИКИ</text:p>
          </table:table-cell>
          <table:covered-table-cell/>
        </table:table-row>
        <table:table-row>
          <table:table-cell table:style-name="Таблица1.A2" office:value-type="string">
            <text:p text:style-name="P19">ros2 topic list</text:p>
          </table:table-cell>
          <table:table-cell table:style-name="Таблица1.B2" office:value-type="string">
            <text:p text:style-name="P19">Запуск команды в новом терминале вернет список всех тем, активных в данный момент в системе</text:p>
          </table:table-cell>
        </table:table-row>
        <table:table-row>
          <table:table-cell table:style-name="Таблица1.A2" office:value-type="string">
            <text:p text:style-name="P19">ros2 topic list -t</text:p>
          </table:table-cell>
          <table:table-cell table:style-name="Таблица1.B2" office:value-type="string">
            <text:p text:style-name="P19">вернет тот же список тем, на этот раз с типом темы, добавленным в скобки</text:p>
          </table:table-cell>
        </table:table-row>
        <table:table-row>
          <table:table-cell table:style-name="Таблица1.A2" office:value-type="string">
            <text:p text:style-name="P14"><text:bookmark text:name="codecell5"/>ros2 topic echo &lt;topic_name&gt;</text:p>
          </table:table-cell>
          <table:table-cell table:style-name="Таблица1.B2" office:value-type="string">
            <text:p text:style-name="P21"><text:span text:style-name="T15">ч</text:span>тобы просмотреть данные, опубликованные по теме</text:p>
          </table:table-cell>
        </table:table-row>
        <table:table-row>
          <table:table-cell table:style-name="Таблица1.A2" office:value-type="string">
            <text:p text:style-name="P14"><text:bookmark text:name="codecell8"/>ros2 topic info /turtle1/cmd_vel</text:p>
          </table:table-cell>
          <table:table-cell table:style-name="Таблица1.B2" office:value-type="string">
            <text:p text:style-name="P39">Информация по теме</text:p>
          </table:table-cell>
        </table:table-row>
        <table:table-row table:style-name="Таблица1.2">
          <table:table-cell table:style-name="Таблица1.A2" office:value-type="string">
            <text:p text:style-name="P14"><text:bookmark text:name="codecell11"/>ros2 interface show geometry_msgs/msg/Twist</text:p>
          </table:table-cell>
          <table:table-cell table:style-name="Таблица1.B2" office:value-type="string">
            <text:p text:style-name="P20">мы можем запустить этот тип, чтобы узнать его детали. В частности, какую структуру данных ожидает сообщение</text:p>
          </table:table-cell>
        </table:table-row>
        <table:table-row table:style-name="Таблица1.2">
          <table:table-cell table:style-name="Таблица1.A2" office:value-type="string">
            <text:p text:style-name="P14"><text:bookmark text:name="codecell14"/>ros2 topic pub &lt;topic_name&gt; &lt;msg_type&gt; '&lt;args&gt;'</text:p>
          </table:table-cell>
          <table:table-cell table:style-name="Таблица1.B2" office:value-type="string">
            <text:p text:style-name="P22"><text:span text:style-name="T16">п</text:span>убликовать данные в теме непосредственно из командной строки</text:p>
          </table:table-cell>
        </table:table-row>
        <table:table-row table:style-name="Таблица1.2">
          <table:table-cell table:style-name="Таблица1.A2" office:value-type="string">
            <text:p text:style-name="P14"><text:bookmark text:name="codecell191"/>ros2 topic hz /turtle1/pose</text:p>
          </table:table-cell>
          <table:table-cell table:style-name="Таблица1.B2" office:value-type="string">
            <text:p text:style-name="P22">получить представление о том, как часто публикуются данные о местоположении</text:p>
          </table:table-cell>
        </table:table-row>
        <table:table-row table:style-name="Таблица1.2">
          <table:table-cell table:style-name="Таблица1.A2" office:value-type="string">
            <text:p text:style-name="P14"><text:bookmark text:name="codecell15"/>ros2 topic pub --once /turtle1/cmd_vel geometry_msgs/msg/Twist "{linear: {x: 2.0, y: 0.0, z: 0.0}, angular: {x: 0.0, y: 0.0, z: 1.8}}"</text:p>
          </table:table-cell>
          <table:table-cell table:style-name="Таблица1.B2" office:value-type="string">
            <text:p text:style-name="P40">Одна четверть круга</text:p>
          </table:table-cell>
        </table:table-row>
        <table:table-row table:style-name="Таблица1.2">
          <table:table-cell table:style-name="Таблица1.A2" office:value-type="string">
            <text:p text:style-name="P14"><text:bookmark text:name="codecell17"/>ros2 topic pub --rate 1 /turtle1/cmd_vel geometry_msgs/msg/Twist "{linear: {x: 2.0, y: <text:soft-page-break/>0.0, z: 0.0}, angular: {x: 0.0, y: 0.0, z: 1.8}}"</text:p>
          </table:table-cell>
          <table:table-cell table:style-name="Таблица1.B2" office:value-type="string">
            <text:p text:style-name="P40">Постоянное движение по кругу</text:p>
          </table:table-cell>
        </table:table-row>
        <table:table-row table:style-name="Таблица1.2">
          <table:table-cell table:style-name="Таблица1.A2" office:value-type="string">
            <text:p text:style-name="P14"><text:bookmark text:name="codecell32"/>ros2 topic pub <text:s/>/turtlesim2/turtle1/cmd_vel geometry_msgs/msg/Twist "{linear: {x: 2.0, y: 0.0, z: 0.0}, angular: {x: 0.0, y: 0.0, z: -1.8}}"</text:p>
          </table:table-cell>
          <table:table-cell table:style-name="Таблица1.B2" office:value-type="string">
            <text:p text:style-name="P41">По кругу в другую сторону</text:p>
          </table:table-cell>
        </table:table-row>
        <table:table-row table:style-name="Таблица1.2">
          <table:table-cell table:style-name="Таблица1.B2" table:number-columns-spanned="2" office:value-type="string">
            <text:p text:style-name="P15"><text:span text:style-name="T10">СЕРВИСЫ </text:span><text:a xlink:type="simple" xlink:href="https://docs.ros.org/en/humble/Tutorials/Beginner-CLI-Tools/Understanding-ROS2-Services/Understanding-ROS2-Services.html" text:style-name="Internet_20_link" text:visited-style-name="Visited_20_Internet_20_Link">Understanding services</text:a></text:p>
          </table:table-cell>
          <table:covered-table-cell/>
        </table:table-row>
        <table:table-row table:style-name="Таблица1.2">
          <table:table-cell table:style-name="Таблица1.A2" office:value-type="string">
            <text:p text:style-name="P35"><text:span text:style-name="Source_20_Text">ros2 service list</text:span></text:p>
          </table:table-cell>
          <table:table-cell table:style-name="Таблица1.B2" office:value-type="string">
            <text:p text:style-name="P23"><text:span text:style-name="T17">Список услуг рос, </text:span>список всех служб, активных в данный момент в системе</text:p>
          </table:table-cell>
        </table:table-row>
        <table:table-row table:style-name="Таблица1.2">
          <table:table-cell table:style-name="Таблица1.A2" office:value-type="string">
            <text:p text:style-name="P14"><text:bookmark text:name="codecell3"/>ros2 service type &lt;service_name&gt;</text:p>
            <text:p text:style-name="P20"/>
            <text:p text:style-name="P14"><text:bookmark text:name="codecell4"/>ros2 service type /clear</text:p>
          </table:table-cell>
          <table:table-cell table:style-name="Таблица1.B2" office:value-type="string">
            <text:p text:style-name="P20">узнать тип служб<text:span text:style-name="T3">ы</text:span></text:p>
          </table:table-cell>
        </table:table-row>
        <table:table-row table:style-name="Таблица1.2">
          <table:table-cell table:style-name="Таблица1.A2" office:value-type="string">
            <text:p text:style-name="P14"><text:bookmark text:name="codecell6"/>ros2 service list -t</text:p>
          </table:table-cell>
          <table:table-cell table:style-name="Таблица1.B2" office:value-type="string">
            <text:p text:style-name="P20">увидеть типы всех активных служб одновременно</text:p>
          </table:table-cell>
        </table:table-row>
        <table:table-row table:style-name="Таблица1.2">
          <table:table-cell table:style-name="Таблица1.A2" office:value-type="string">
            <text:p text:style-name="P14"><text:bookmark text:name="codecell81"/>ros2 service find &lt;type_name&gt;</text:p>
            <text:p text:style-name="P14"/>
            <text:p text:style-name="P14"><text:bookmark text:name="codecell9"/>ros2 service find std_srvs/srv/Empty</text:p>
          </table:table-cell>
          <table:table-cell table:style-name="Таблица1.B2" office:value-type="string">
            <text:p text:style-name="P20">найти все службы определенного типа</text:p>
            <text:p text:style-name="P20"/>
            <text:p text:style-name="P20">все <text:span text:style-name="Source_20_Text">Empty </text:span>типизированные услуги </text:p>
          </table:table-cell>
        </table:table-row>
        <table:table-row table:style-name="Таблица1.2">
          <table:table-cell table:style-name="Таблица1.A2" office:value-type="string">
            <text:p text:style-name="P14"><text:bookmark text:name="codecell111"/>ros2 interface show &lt;type_name&gt;</text:p>
            <text:p text:style-name="P20"/>
            <text:p text:style-name="P14"><text:bookmark text:name="codecell12"/>ros2 interface show std_srvs/srv/Empty</text:p>
          </table:table-cell>
          <table:table-cell table:style-name="Таблица1.B2" office:value-type="string">
            <text:p text:style-name="P42">Структура входных аргументов для вызова службы из командной строки</text:p>
          </table:table-cell>
        </table:table-row>
        <table:table-row table:style-name="Таблица1.2">
          <table:table-cell table:style-name="Таблица1.A2" office:value-type="string">
            <text:p text:style-name="P14"><text:bookmark text:name="codecell16"/>ros2 service call &lt;service_name&gt; &lt;service_type&gt; &lt;arguments&gt;</text:p>
          </table:table-cell>
          <table:table-cell table:style-name="Таблица1.B2" office:value-type="string">
            <text:p text:style-name="P42">Вызов службы</text:p>
          </table:table-cell>
        </table:table-row>
        <table:table-row table:style-name="Таблица1.2">
          <table:table-cell table:style-name="Таблица1.A2" office:value-type="string">
            <text:p text:style-name="P16"><text:bookmark text:name="codecell171"/>ros2 service call /clear std_srvs/srv/Empty</text:p>
          </table:table-cell>
          <table:table-cell table:style-name="Таблица1.B2" office:value-type="string">
            <text:p text:style-name="P43">Очистит окно от всех линий, что рисовала черепашка</text:p>
          </table:table-cell>
        </table:table-row>
        <table:table-row>
          <table:table-cell table:style-name="Таблица1.A2" office:value-type="string">
            <text:p text:style-name="P14"><text:bookmark text:name="codecell18"/>ros2 service call /spawn turtlesim/srv/Spawn "{x: 2, y: 2, theta: 0.2, name: ''}"</text:p>
          </table:table-cell>
          <table:table-cell table:style-name="Таблица1.B2" office:value-type="string">
            <text:p text:style-name="P43">Создаст новую черепашку</text:p>
          </table:table-cell>
        </table:table-row>
        <table:table-row table:style-name="Таблица1.2">
          <table:table-cell table:style-name="Таблица1.B2" table:number-columns-spanned="2" office:value-type="string">
            <text:p text:style-name="P24"><text:span text:style-name="T11">ПАРАМЕТР </text:span><text:a xlink:type="simple" xlink:href="https://docs.ros.org/en/humble/Tutorials/Beginner-CLI-Tools/Understanding-ROS2-Parameters/Understanding-ROS2-Parameters.html" text:style-name="Internet_20_link" text:visited-style-name="Visited_20_Internet_20_Link">Understanding parameters</text:a></text:p>
          </table:table-cell>
          <table:covered-table-cell/>
        </table:table-row>
        <table:table-row table:style-name="Таблица1.2">
          <table:table-cell table:style-name="Таблица1.A2" office:value-type="string">
            <text:p text:style-name="P14"><text:bookmark text:name="codecell2"/>ros2 param list</text:p>
          </table:table-cell>
          <table:table-cell table:style-name="Таблица1.B2" office:value-type="string">
            <text:p text:style-name="P44">Список параметров узлов</text:p>
          </table:table-cell>
        </table:table-row>
        <table:table-row table:style-name="Таблица1.2">
          <table:table-cell table:style-name="Таблица1.A2" office:value-type="string">
            <text:p text:style-name="P14"><text:bookmark text:name="codecell41"/>ros2 param get &lt;node_name&gt; &lt;parameter_name&gt;</text:p>
          </table:table-cell>
          <table:table-cell table:style-name="Таблица1.B2" office:value-type="string">
            <text:p text:style-name="P25"><text:span text:style-name="T18">ч</text:span>тобы отобразить тип и текущее значение параметра</text:p>
          </table:table-cell>
        </table:table-row>
        <table:table-row table:style-name="Таблица1.2">
          <table:table-cell table:style-name="Таблица1.A2" office:value-type="string">
            <text:p text:style-name="P14"><text:bookmark text:name="codecell7"/>ros2 param set &lt;node_name&gt; &lt;parameter_name&gt; &lt;value&gt;</text:p>
          </table:table-cell>
          <table:table-cell table:style-name="Таблица1.B2" office:value-type="string">
            <text:p text:style-name="P20">изменить значение параметра во время выполнения</text:p>
          </table:table-cell>
        </table:table-row>
        <table:table-row table:style-name="Таблица1.2">
          <table:table-cell table:style-name="Таблица1.A2" office:value-type="string">
            <text:p text:style-name="P14"><text:bookmark text:name="codecell10"/>ros2 param dump &lt;node_name&gt;</text:p>
          </table:table-cell>
          <table:table-cell table:style-name="Таблица1.B2" office:value-type="string">
            <text:p text:style-name="P20">Просмотреть все текущие значения параметров узла</text:p>
          </table:table-cell>
        </table:table-row>
        <table:table-row table:style-name="Таблица1.2">
          <table:table-cell table:style-name="Таблица1.A2" office:value-type="string">
            <text:p text:style-name="P14"><text:bookmark text:name="codecell112"/>ros2 param dump /turtlesim &gt; turtlesim.yaml</text:p>
          </table:table-cell>
          <table:table-cell table:style-name="Таблица1.B2" office:value-type="string">
            <text:p text:style-name="P26"><text:span text:style-name="T19">Ч</text:span>тобы сохранить текущую конфигурацию <text:span text:style-name="Source_20_Text">/turtlesim </text:span>параметров в файл <text:span text:style-name="Source_20_Text">turtlesim.yaml</text:span></text:p>
          </table:table-cell>
        </table:table-row>
        <table:table-row table:style-name="Таблица1.2">
          <table:table-cell table:style-name="Таблица1.A2" office:value-type="string">
            <text:p text:style-name="P14"><text:bookmark text:name="codecell13"/>ros2 param load &lt;node_name&gt; &lt;parameter_file&gt;</text:p>
          </table:table-cell>
          <table:table-cell table:style-name="Таблица1.B2" office:value-type="string">
            <text:p text:style-name="P20">загрузить параметры из файла в работающий в данный момент узел</text:p>
          </table:table-cell>
        </table:table-row>
        <table:table-row table:style-name="Таблица1.2">
          <table:table-cell table:style-name="Таблица1.A2" office:value-type="string">
            <text:p text:style-name="P14"><text:bookmark text:name="codecell141"/>ros2 param load /turtlesim turtlesim.yaml</text:p>
          </table:table-cell>
          <table:table-cell table:style-name="Таблица1.B2" office:value-type="string">
            <text:p text:style-name="P27"><text:span text:style-name="T20">Ч</text:span>тобы загрузить <text:span text:style-name="Source_20_Text">turtlesim.yaml </text:span>сгенерированный файл в параметры узла</text:p>
          </table:table-cell>
        </table:table-row>
        <table:table-row table:style-name="Таблица1.2">
          <table:table-cell table:style-name="Таблица1.A2" office:value-type="string">
            <text:p text:style-name="P14"><text:bookmark text:name="codecell161"/>ros2 run &lt;package_name&gt; &lt;executable_name&gt; --ros-args --params-file &lt;file_name&gt;</text:p>
          </table:table-cell>
          <table:table-cell table:style-name="Таблица1.B2" office:value-type="string">
            <text:p text:style-name="P20">запустить тот же узел, используя сохраненные значения параметров</text:p>
          </table:table-cell>
        </table:table-row>
        <table:table-row table:style-name="Таблица1.2">
          <table:table-cell table:style-name="Таблица1.A2" office:value-type="string">
            <text:p text:style-name="P14"><text:bookmark text:name="codecell172"/>ros2 run turtlesim turtlesim_node --ros-args --params-file turtlesim.yaml</text:p>
          </table:table-cell>
          <table:table-cell table:style-name="Таблица1.B2" office:value-type="string">
            <text:p text:style-name="P20">Остановите работающий узел turtlesim и попробуйте перезагрузить его с <text:soft-page-break/>сохраненными параметрам<text:span text:style-name="T5">и</text:span></text:p>
          </table:table-cell>
        </table:table-row>
        <table:table-row table:style-name="Таблица1.2">
          <table:table-cell table:style-name="Таблица1.B2" table:number-columns-spanned="2" office:value-type="string">
            <text:p text:style-name="P28"><text:span text:style-name="T12">ДЕЙСТВИЯ </text:span><text:a xlink:type="simple" xlink:href="https://docs.ros.org/en/humble/Tutorials/Beginner-CLI-Tools/Understanding-ROS2-Actions/Understanding-ROS2-Actions.html" text:style-name="Internet_20_link" text:visited-style-name="Visited_20_Internet_20_Link">Understanding actions</text:a></text:p>
          </table:table-cell>
          <table:covered-table-cell/>
        </table:table-row>
        <table:table-row table:style-name="Таблица1.2">
          <table:table-cell table:style-name="Таблица1.A2" office:value-type="string">
            <text:p text:style-name="P14"><text:bookmark text:name="codecell102"/>ros2 action list</text:p>
          </table:table-cell>
          <table:table-cell table:style-name="Таблица1.B2" office:value-type="string">
            <text:p text:style-name="P20">определить все действия в графике ROS</text:p>
          </table:table-cell>
        </table:table-row>
        <table:table-row table:style-name="Таблица1.2">
          <table:table-cell table:style-name="Таблица1.A2" office:value-type="string">
            <text:p text:style-name="P14"><text:bookmark text:name="codecell121"/>ros2 action list -t</text:p>
          </table:table-cell>
          <table:table-cell table:style-name="Таблица1.B2" office:value-type="string">
            <text:p text:style-name="P45">Тип действия</text:p>
          </table:table-cell>
        </table:table-row>
        <table:table-row table:style-name="Таблица1.2">
          <table:table-cell table:style-name="Таблица1.A2" office:value-type="string">
            <text:p text:style-name="P14"><text:bookmark text:name="codecell142"/>ros2 action info /turtle1/rotate_absolute</text:p>
          </table:table-cell>
          <table:table-cell table:style-name="Таблица1.B2" office:value-type="string">
            <text:p text:style-name="P29"><text:span text:style-name="T21">Инфа о действии </text:span><text:bookmark text:name="codecell143"/>/turtle1/rotate_absolute</text:p>
          </table:table-cell>
        </table:table-row>
        <table:table-row table:style-name="Таблица1.2">
          <table:table-cell table:style-name="Таблица1.A2" office:value-type="string">
            <text:p text:style-name="P14"><text:bookmark text:name="codecell162"/>ros2 interface show turtlesim/action/RotateAbsolute</text:p>
          </table:table-cell>
          <table:table-cell table:style-name="Таблица1.B2" office:value-type="string">
            <text:p text:style-name="P20">структура типа действия<text:line-break/>Раздел этого сообщения выше первого <text:span text:style-name="Source_20_Text">--- </text:span>— это структура (тип данных и имя) запроса цели. Следующий раздел — это структура результата. Последний раздел — это структура обратной связи.</text:p>
            <text:p text:style-name="P20"/>
          </table:table-cell>
        </table:table-row>
        <table:table-row table:style-name="Таблица1.2">
          <table:table-cell table:style-name="Таблица1.A2" office:value-type="string">
            <text:p text:style-name="P14"><text:bookmark text:name="codecell181"/>ros2 action send_goal &lt;action_name&gt; &lt;action_type&gt; &lt;values&gt;</text:p>
          </table:table-cell>
          <table:table-cell table:style-name="Таблица1.B2" office:value-type="string">
            <text:p text:style-name="P20">отправим цель действия из командной строки </text:p>
          </table:table-cell>
        </table:table-row>
        <table:table-row table:style-name="Таблица1.2">
          <table:table-cell table:style-name="Таблица1.A2" office:value-type="string">
            <text:p text:style-name="P14"><text:bookmark text:name="codecell19"/>ros2 action send_goal /turtle1/rotate_absolute turtlesim/action/RotateAbsolute "{theta: 1.57}"</text:p>
          </table:table-cell>
          <table:table-cell table:style-name="Таблица1.B2" office:value-type="string">
            <text:p text:style-name="P46">Вращение черепашки</text:p>
          </table:table-cell>
        </table:table-row>
        <table:table-row table:style-name="Таблица1.2">
          <table:table-cell table:style-name="Таблица1.B2" table:number-columns-spanned="2" office:value-type="string">
            <text:p text:style-name="P20"><text:span text:style-name="Source_20_Text"><text:span text:style-name="T7">rqt_console </text:span></text:span><text:a xlink:type="simple" xlink:href="https://docs.ros.org/en/humble/Tutorials/Beginner-CLI-Tools/Using-Rqt-Console/Using-Rqt-Console.html" text:style-name="Internet_20_link" text:visited-style-name="Visited_20_Internet_20_Link"><text:span text:style-name="Source_20_Text"><text:span text:style-name="T7">Using rqt_console to view logs</text:span></text:span></text:a></text:p>
          </table:table-cell>
          <table:covered-table-cell/>
        </table:table-row>
        <table:table-row table:style-name="Таблица1.2">
          <table:table-cell table:style-name="Таблица1.A2" office:value-type="string">
            <text:p text:style-name="P14"><text:bookmark text:name="codecell0"/>ros2 run rqt_console rqt_console</text:p>
          </table:table-cell>
          <table:table-cell table:style-name="Таблица1.B2" office:value-type="string">
            <text:p text:style-name="P47">запуск</text:p>
          </table:table-cell>
        </table:table-row>
        <table:table-row table:style-name="Таблица1.2">
          <table:table-cell table:style-name="Таблица1.A2" office:value-type="string">
            <text:p text:style-name="P14"><text:bookmark text:name="codecell42"/>ros2 run turtlesim turtlesim_node --ros-args --log-level WARN</text:p>
          </table:table-cell>
          <table:table-cell table:style-name="Таблица1.B2" office:value-type="string">
            <text:p text:style-name="P20">установить уровень логгера по умолчанию при первом запуске <text:span text:style-name="Source_20_Text">/turtlesim </text:span>узла с помощью переназначения</text:p>
          </table:table-cell>
        </table:table-row>
        <table:table-row table:style-name="Таблица1.2">
          <table:table-cell table:style-name="Таблица1.B2" table:number-columns-spanned="2" office:value-type="string">
            <text:p text:style-name="P30"><text:span text:style-name="T13">ЗАПУСК УЗЛОВ </text:span><text:a xlink:type="simple" xlink:href="https://docs.ros.org/en/humble/Tutorials/Beginner-CLI-Tools/Launching-Multiple-Nodes/Launching-Multiple-Nodes.html" text:style-name="Internet_20_link" text:visited-style-name="Visited_20_Internet_20_Link">Launching nodes</text:a></text:p>
          </table:table-cell>
          <table:covered-table-cell/>
        </table:table-row>
        <table:table-row table:style-name="Таблица1.2">
          <table:table-cell table:style-name="Таблица1.A2" office:value-type="string">
            <text:p text:style-name="P14"><text:bookmark text:name="codecell01"/>ros2 launch turtlesim multisim.launch.py</text:p>
          </table:table-cell>
          <table:table-cell table:style-name="Таблица1.B2" office:value-type="string">
            <text:p text:style-name="P48">Запустит два узла</text:p>
          </table:table-cell>
        </table:table-row>
        <table:table-row table:style-name="Таблица1.2">
          <table:table-cell table:style-name="Таблица1.A2" office:value-type="string">
            <text:p text:style-name="P20"/>
          </table:table-cell>
          <table:table-cell table:style-name="Таблица1.B2" office:value-type="string">
            <text:p text:style-name="P20"/>
          </table:table-cell>
        </table:table-row>
        <table:table-row table:style-name="Таблица1.2">
          <table:table-cell table:style-name="Таблица1.A2" office:value-type="string">
            <text:p text:style-name="P14"><text:bookmark text:name="codecell91"/>ros2 bag record &lt;topic_name&gt;</text:p>
          </table:table-cell>
          <table:table-cell table:style-name="Таблица1.B2" office:value-type="string">
            <text:p text:style-name="P20"><text:span text:style-name="T14">Д</text:span>ля записи данных, опубликованных в теме</text:p>
          </table:table-cell>
        </table:table-row>
        <table:table-row table:style-name="Таблица1.2">
          <table:table-cell table:style-name="Таблица1.A2" office:value-type="string">
            <text:p text:style-name="P14"><text:bookmark text:name="codecell122"/>ros2 bag record -o subset /turtle1/cmd_vel /turtle1/pose</text:p>
          </table:table-cell>
          <table:table-cell table:style-name="Таблица1.B2" office:value-type="string">
            <text:p text:style-name="P20">Эта <text:span text:style-name="Source_20_Text">-o </text:span>опция позволяет вам выбрать уникальное имя для вашего файла bag. Следующая строка, в данном случае <text:span text:style-name="Source_20_Text">subset</text:span>, является именем файла</text:p>
          </table:table-cell>
        </table:table-row>
        <table:table-row table:style-name="Таблица1.2">
          <table:table-cell table:style-name="Таблица1.A2" office:value-type="string">
            <text:p text:style-name="P20"/>
          </table:table-cell>
          <table:table-cell table:style-name="Таблица1.B2" office:value-type="string">
            <text:p text:style-name="P20">Чтобы записать более одной темы одновременно, просто перечислите все темы через пробел.</text:p>
          </table:table-cell>
        </table:table-row>
        <table:table-row table:style-name="Таблица1.2">
          <table:table-cell table:style-name="Таблица1.A2" office:value-type="string">
            <text:p text:style-name="P14"><text:bookmark text:name="codecell144"/>ros2 bag info &lt;bag_file_name&gt;</text:p>
          </table:table-cell>
          <table:table-cell table:style-name="Таблица1.B2" office:value-type="string">
            <text:p text:style-name="P20">Подробную информацию о вашей записи можно просмотреть</text:p>
          </table:table-cell>
        </table:table-row>
        <table:table-row table:style-name="Таблица1.2">
          <table:table-cell table:style-name="Таблица1.A2" office:value-type="string">
            <text:p text:style-name="P17"><text:bookmark text:name="codecell173"/>ros2 bag play &lt;bag_file_name&gt;</text:p>
          </table:table-cell>
          <table:table-cell table:style-name="Таблица1.B2" office:value-type="string">
            <text:p text:style-name="P20">Ваша черепашка будет следовать по тому же пути, который вы указали во время записи (хотя и не на 100% точно; turtlesim чувствителен к небольшим изменениям в синхронизации системы).</text:p>
          </table:table-cell>
        </table:table-row>
        <table:table-row table:style-name="Таблица1.2">
          <table:table-cell table:style-name="Таблица1.B2" table:number-columns-spanned="2" office:value-type="string">
            <text:p text:style-name="P32">ПАКЕТЫ</text:p>
          </table:table-cell>
          <table:covered-table-cell/>
        </table:table-row>
        <table:table-row table:style-name="Таблица1.2">
          <table:table-cell table:style-name="Таблица1.A2" office:value-type="string">
            <text:p text:style-name="P17"><text:bookmark text:name="codecell61"/>ros2 pkg create --build-type ament_cmake --license Apache-2.0 &lt;package_name&gt;</text:p>
          </table:table-cell>
          <table:table-cell table:style-name="Таблица1.B2" office:value-type="string">
            <text:p text:style-name="P31">Синтаксис команды для создания нового пакета в ROS 2:</text:p>
          </table:table-cell>
        </table:table-row>
        <text:soft-page-break/>
        <table:table-row table:style-name="Таблица1.2">
          <table:table-cell table:style-name="Таблица1.A2" office:value-type="string">
            <text:p text:style-name="P17"><text:bookmark text:name="codecell163"/>source install/setup.bash</text:p>
          </table:table-cell>
          <table:table-cell table:style-name="Таблица1.B2" office:value-type="string">
            <text:p text:style-name="P20">В корневом каталоге укажите источник вашего оверлея</text:p>
          </table:table-cell>
        </table:table-row>
        <table:table-row table:style-name="Таблица1.2">
          <table:table-cell table:style-name="Таблица1.A2" office:value-type="string">
            <text:p text:style-name="P17"><text:bookmark text:name="codecell24"/>colcon test --packages-select YOUR_PKG_NAME --ctest-args -R YOUR_TEST_IN_PKG</text:p>
          </table:table-cell>
          <table:table-cell table:style-name="Таблица1.B2" office:value-type="string">
            <text:p text:style-name="P20">Если вы хотите запустить один конкретный тест из пакета</text:p>
          </table:table-cell>
        </table:table-row>
        <table:table-row table:style-name="Таблица1.2">
          <table:table-cell table:style-name="Таблица1.A2" office:value-type="string">
            <text:p text:style-name="P17"><text:bookmark text:name="codecell82"/>ros2 pkg create --build-type ament_cmake --license Apache-2.0 --node-name my_node my_package</text:p>
          </table:table-cell>
          <table:table-cell table:style-name="Таблица1.B2" office:value-type="string">
            <text:p text:style-name="P31">В этом руководстве вы будете использовать необязательный аргумент <text:span text:style-name="Source_20_Text">--node-name</text:span>, который создает простой исполняемый файл типа Hello World в пакете.</text:p>
            <text:p text:style-name="P31">Введите следующую команду в терминале</text:p>
          </table:table-cell>
        </table:table-row>
        <table:table-row table:style-name="Таблица1.2">
          <table:table-cell table:style-name="Таблица1.A2" office:value-type="string">
            <text:p text:style-name="P17"><text:bookmark text:name="codecell182"/>colcon build --packages-select my_package</text:p>
          </table:table-cell>
          <table:table-cell table:style-name="Таблица1.B2" office:value-type="string">
            <text:p text:style-name="P20">Чтобы в следующий раз собрать только пакет, вы можете выполнить</text:p>
          </table:table-cell>
        </table:table-row>
        <table:table-row table:style-name="Таблица1.2">
          <table:table-cell table:style-name="Таблица1.A2" office:value-type="string">
            <text:p text:style-name="P17"><text:bookmark text:name="codecell22"/>ros2 run my_package my_node</text:p>
          </table:table-cell>
          <table:table-cell table:style-name="Таблица1.B2" office:value-type="string">
            <text:p text:style-name="P20">Чтобы запустить исполняемый файл, созданный вами с использованием —<text:span text:style-name="Source_20_Text">node-name </text:span>аргумента при создании пакета</text:p>
          </table:table-cell>
        </table:table-row>
        <table:table-row table:style-name="Таблица1.2">
          <table:table-cell table:style-name="Таблица1.A2" office:value-type="string">
            <text:p text:style-name="P17"><text:bookmark text:name="codecell1"/>wget -O publisher_member_function.cpp https://raw.githubusercontent.com/ros2/examples/humble/rclcpp/topics/minimal_publisher/member_function.cpp</text:p>
          </table:table-cell>
          <table:table-cell table:style-name="Таблица1.B2" office:value-type="string">
            <text:p text:style-name="P20">пример кода говорящего</text:p>
          </table:table-cell>
        </table:table-row>
        <table:table-row table:style-name="Таблица1.2">
          <table:table-cell table:style-name="Таблица1.A2" office:value-type="string">
            <text:p text:style-name="P17"><text:bookmark text:name="codecell71"/>class MinimalPublisher : public rclcpp::Node</text:p>
          </table:table-cell>
          <table:table-cell table:style-name="Таблица1.B2" office:value-type="string">
            <text:p text:style-name="P31">Следующая строка создает класс узла <text:span text:style-name="Source_20_Text">MinimalPublisher </text:span>путем наследования от <text:span text:style-name="Source_20_Text">rclcpp::Node</text:span>. Каждый <text:span text:style-name="Source_20_Text">this </text:span>элемент кода ссылается на узел.</text:p>
          </table:table-cell>
        </table:table-row>
        <table:table-row table:style-name="Таблица1.2">
          <table:table-cell table:style-name="Таблица1.A2" office:value-type="string">
            <text:p text:style-name="P17"><text:bookmark text:name="codecell123"/>&lt;description&gt;Examples of minimal publisher/subscriber using rclcpp&lt;/description&gt;</text:p>
            <text:p text:style-name="Preformatted_20_Text"/>
            <text:p text:style-name="Preformatted_20_Text">&lt;maintainer email="you@email.com"&gt;Your Name&lt;/maintainer&gt;</text:p>
            <text:p text:style-name="P51"/>
            <text:p text:style-name="P51">&lt;license&gt;Apache License 2.0&lt;/license&gt;</text:p>
          </table:table-cell>
          <table:table-cell table:style-name="Таблица1.B2" office:value-type="string">
            <text:p text:style-name="P20">Откройте <text:span text:style-name="Source_20_Text">package.xml </text:span>в текстовом редакторе, <text:span text:style-name="T28">заполняем эти теги</text:span></text:p>
          </table:table-cell>
        </table:table-row>
        <table:table-row table:style-name="Таблица1.2">
          <table:table-cell table:style-name="Таблица1.A2" office:value-type="string">
            <text:p text:style-name="P17"><text:bookmark text:name="codecell151"/>add_executable(talker src/publisher_member_function.cpp)</text:p>
            <text:p text:style-name="P51"/>
            <text:p text:style-name="P51">ament_target_dependencies(talker rclcpp std_msgs)</text:p>
          </table:table-cell>
          <table:table-cell table:style-name="Таблица1.B2" office:value-type="string">
            <text:p text:style-name="P20">добавьте исполняемый файл и назовите его <text:span text:style-name="Source_20_Text">talker </text:span>так, чтобы вы могли запустить свой узел с помощью : <text:span text:style-name="Source_20_Text">ros2 run</text:span></text:p>
          </table:table-cell>
        </table:table-row>
        <table:table-row table:style-name="Таблица1.2">
          <table:table-cell table:style-name="Таблица1.A2" office:value-type="string">
            <text:p text:style-name="P17"><text:bookmark text:name="codecell04"/>ros2 pkg create --build-type ament_python --license Apache-2.0 py_pubsub</text:p>
          </table:table-cell>
          <table:table-cell table:style-name="Таблица1.B2" office:value-type="string">
            <text:p text:style-name="P49">Создание пакета для питона</text:p>
          </table:table-cell>
        </table:table-row>
        <table:table-row table:style-name="Таблица1.2">
          <table:table-cell table:style-name="Таблица1.A2" office:value-type="string">
            <text:p text:style-name="P17"><text:bookmark text:name="codecell05"/>ros2 pkg create --build-type ament_cmake --license Apache-2.0 cpp_srvcli --dependencies rclcpp example_interfaces</text:p>
          </table:table-cell>
          <table:table-cell table:style-name="Таблица1.B2" office:value-type="string">
            <text:p text:style-name="P20">Аргумент —<text:span text:style-name="Source_20_Text">dependencies </text:span>автоматически добавит необходимые строки зависимостей в <text:span text:style-name="Source_20_Text">package.xml </text:span>и <text:span text:style-name="Source_20_Text">CMakeLists.txt</text:span>. <text:span text:style-name="Source_20_Text">example_interfaces </text:span>— это пакет, <text:soft-page-break/>включающий <text:a xlink:type="simple" xlink:href="https://translate.google.com/website?sl=en&amp;tl=ru&amp;hl=ru&amp;u=https://github.com/ros2/example_interfaces/blob/humble/srv/AddTwoInts.srv" text:style-name="Internet_20_link" text:visited-style-name="Visited_20_Internet_20_Link">файл .srv</text:a> , который вам понадобится для структурирования ваших запросов и ответов</text:p>
          </table:table-cell>
        </table:table-row>
        <table:table-row table:style-name="Таблица1.2">
          <table:table-cell table:style-name="Таблица1.A2" office:value-type="string">
            <text:p text:style-name="P17"><text:bookmark text:name="codecell27"/>rosdep install -i --from-path src --rosdistro humble -y</text:p>
            <text:p text:style-name="P17"/>
            <text:p text:style-name="P33">ИЛИ ЕСЛИ МИНТ РУГАЕТСЯ</text:p>
            <text:p text:style-name="P17"/>
            <text:p text:style-name="P17">rosdep install -i --from-path src --rosdistro humble -y --os=ubuntu:jammy</text:p>
          </table:table-cell>
          <table:table-cell table:style-name="Таблица1.B2" office:value-type="string">
            <text:p text:style-name="P20">Хорошей практикой является запуск <text:span text:style-name="Source_20_Text">rosdep</text:span>в корне вашего рабочего пространства ( <text:span text:style-name="Source_20_Text">ros2_ws</text:span>), чтобы проверить отсутствующие зависимости перед сборкой, <text:span text:style-name="T30">так решается ошибка с минтом</text:span></text:p>
          </table:table-cell>
        </table:table-row>
        <table:table-row table:style-name="Таблица1.2">
          <table:table-cell table:style-name="Таблица1.A2" office:value-type="string">
            <text:p text:style-name="P17"/>
          </table:table-cell>
          <table:table-cell table:style-name="Таблица1.B2" office:value-type="string">
            <text:p text:style-name="P20"/>
          </table:table-cell>
        </table:table-row>
        <table:table-row table:style-name="Таблица1.2">
          <table:table-cell table:style-name="Таблица1.A2" office:value-type="string">
            <text:p text:style-name="P17"/>
          </table:table-cell>
          <table:table-cell table:style-name="Таблица1.B2" office:value-type="string">
            <text:p text:style-name="P20"/>
          </table:table-cell>
        </table:table-row>
      </table:table>
      <text:p text:style-name="P7"/>
      <text:p text:style-name="P7"/>
      <text:h text:style-name="P1" text:outline-level="3">Операционная система робота 2 (ROS 2) является второй версией ROS, который является коммуникационным интерфейсом, который позволяет различным частям системы робота обнаружить, отправить и получить данные.</text:h>
      <text:p text:style-name="P10">ROS (Robot Operating System) — Операционная система для роботов — это экосистема для программирования роботов, предоставляющая функциональность для распределённой работы. ROS был первоначально разработан в 2007 году под названием switchyard в Лаборатории Искусственного Интеллекта Стэнфордского Университета для проекта.</text:p>
      <text:p text:style-name="P10">В 2008 году развитие продолжается в Willow Garage, научно-исследовательском институте/инкубаторе робототехники, совместно с более чем двадцатью сотрудничающими институтами</text:p>
      <text:p text:style-name="P10"/>
      <text:p text:style-name="P58">ОБЩАЯ ИНФОРМАЦИЯ</text:p>
      <text:p text:style-name="P10">* <text:span text:style-name="T6">Узлы</text:span> (Nodes): узел — это исполняемый файл, который использует ROS для связи с другими узлами.<text:line-break/>* <text:span text:style-name="T6">Темы</text:span> (Topics): узлы могут публиковать сообщения по теме, а также подписаться на тему для приема сообщений.<text:line-break/>* <text:span text:style-name="T6">Сообщения</text:span> (Messages): тип данных ROS, используемый при подписке или публикации на тему.<text:line-break/>* <text:span text:style-name="T6">Мастер</text:span> (Master): название службы ROS (помогает узлам найти друг друга)<text:line-break/>* <text:span text:style-name="T6">rosout</text:span>: ROS эквивалент стандартному выводу stdout/stderr<text:line-break/>* <text:span text:style-name="T6">roscore</text:span>: Master + rosout + сервер параметров (parameter server будет представлен позже) </text:p>
      <text:p text:style-name="P58">УЗЛЫ</text:p>
      <text:p text:style-name="P10"><text:span text:style-name="T25">Узел</text:span> — это ничто иное, как исполняемый файл пакета ROS. Узлы ROS используют клиентские библиотеки ROS для связи с другими узлами. Узлы могут публиковать или подписаться на <text:span text:style-name="T25">Тему</text:span>(Topic). Узлы могут также предоставлять или использовать <text:span text:style-name="T25">службы</text:span>(Service).</text:p>
      <text:p text:style-name="P4"><text:soft-page-break/><text:a xlink:type="simple" xlink:href="https://docs-ros-org.translate.goog/en/humble/Tutorials/Beginner-CLI-Tools/Understanding-ROS2-Nodes/Understanding-ROS2-Nodes.html?_x_tr_sl=en&amp;_x_tr_tl=ru&amp;_x_tr_hl=ru" text:style-name="Internet_20_link" text:visited-style-name="Visited_20_Internet_20_Link"><text:span text:style-name="T27">Узлы</text:span></text:a><text:span text:style-name="T27"> — это исполняемые процессы, которые взаимодействуют через граф ROS. В этом руководстве узлы будут передавать друг другу информацию в виде строковых сообщений по теме</text:span><text:a xlink:type="simple" xlink:href="https://docs-ros-org.translate.goog/en/humble/Tutorials/Beginner-CLI-Tools/Understanding-ROS2-Topics/Understanding-ROS2-Topics.html?_x_tr_sl=en&amp;_x_tr_tl=ru&amp;_x_tr_hl=ru" text:style-name="Internet_20_link" text:visited-style-name="Visited_20_Internet_20_Link"><text:span text:style-name="T27"> .</text:span></text:a><text:span text:style-name="T27"> В качестве примера здесь используется простая система «говорящего» и «слушающего»; один узел публикует данные, а другой подписывается на тему, чтобы иметь возможность получать эти данные.</text:span></text:p>
      <text:p text:style-name="P61"/>
      <text:p text:style-name="P9"><text:span text:style-name="T8">СЕРВИСЫ</text:span><text:span text:style-name="T2">:</text:span></text:p>
      <text:p text:style-name="P8"/>
      <text:p text:style-name="P8">Сервисы — это еще один метод связи для узлов в графе ROS. Сервисы основаны на модели «вызов-ответ» по сравнению с моделью «издатель-подписчик» тем. В то время как темы позволяют узлам подписываться на потоки данных и получать постоянные обновления, сервисы предоставляют данные только тогда, когда они специально вызваны клиентом.</text:p>
      <text:p text:style-name="P3"/>
      <text:p text:style-name="P3">У служб есть типы, которые описывают, как структурированы данные запроса и ответа службы. Типы служб определяются аналогично типам тем, за исключением того, что типы служб состоят из двух частей: одно сообщение для запроса и другое для ответа.</text:p>
      <text:p text:style-name="P3"/>
      <text:p text:style-name="P3"/>
      <text:p text:style-name="P58">ПАРАМЕТРЫ</text:p>
      <text:p text:style-name="P55"/>
      <text:p text:style-name="P11"><text:span text:style-name="T4">Параметр — это значение конфигурации узла. Вы можете думать о параметрах как о настройках узла. Узел может хранить параметры как целые числа, числа с плавающей точкой, логические значения, строки и списки. В ROS 2 каждый узел поддерживает свои собственные параметры. Для получения дополнительной информации о параметрах см. </text:span><text:a xlink:type="simple" xlink:href="https://docs-ros-org.translate.goog/en/humble/Concepts/Basic/About-Parameters.html?_x_tr_sl=en&amp;_x_tr_tl=ru&amp;_x_tr_hl=ru" text:style-name="Internet_20_link" text:visited-style-name="Visited_20_Internet_20_Link"><text:span text:style-name="T4">концептуальный документ</text:span></text:a><text:span text:style-name="T4"> .</text:span></text:p>
      <text:p text:style-name="P11"/>
      <text:p text:style-name="P11"/>
      <text:p text:style-name="P58">ДЕЙСТВИЯ</text:p>
      <text:p text:style-name="P63">Действия являются одним из типов коммуникации в ROS 2 и предназначены для длительных задач. Они состоят из трех частей: цель, обратная связь и результат.</text:p>
      <text:p text:style-name="P10">Действия построены на темах и сервисах. Их функциональность похожа на сервисы, за исключением того, что действия можно отменить. Они также обеспечивают постоянную обратную связь, в отличие от сервисов, которые возвращают один ответ.</text:p>
      <text:p text:style-name="P10">Действия используют модель клиент-сервер, похожую на модель издатель-подписчик (описанную в <text:a xlink:type="simple" xlink:href="https://docs-ros-org.translate.goog/en/humble/Tutorials/Beginner-CLI-Tools/Understanding-ROS2-Topics/Understanding-ROS2-Topics.html?_x_tr_sl=en&amp;_x_tr_tl=ru&amp;_x_tr_hl=ru" text:style-name="Internet_20_link" text:visited-style-name="Visited_20_Internet_20_Link">руководстве по темам</text:a> ). Узел «клиент действия» отправляет цель узлу «сервер действия», который подтверждает цель и возвращает поток обратной связи и результат.</text:p>
      <text:p text:style-name="P63"/>
      <text:p text:style-name="P58">RQT_CONSOLE</text:p>
      <text:p text:style-name="P62">В первом разделе консоли будут отображаться сообщения журнала вашей системы.</text:p>
      <text:p text:style-name="P10"><text:soft-page-break/>В середине у вас есть возможность фильтровать сообщения, исключая уровни серьезности. Вы также можете добавить больше фильтров исключения, используя кнопку со знаком плюс справа.</text:p>
      <text:p text:style-name="P10">Нижний раздел предназначен для выделения сообщений, которые включают введенную вами строку. Вы также можете добавить больше фильтров в этот раздел.</text:p>
      <text:p text:style-name="P10">Уровни регистрации событий ROS 2 упорядочены по степени серьезности:</text:p>
      <text:p text:style-name="P5"><text:bookmark text:name="codecell31"/>Fatal</text:p>
      <text:p text:style-name="P5">Error</text:p>
      <text:p text:style-name="P5">Warn</text:p>
      <text:p text:style-name="P5">Info</text:p>
      <text:p text:style-name="P6">Debug</text:p>
      <text:p text:style-name="P10">Не существует точного стандарта для обозначения каждого уровня, но можно с уверенностью предположить, что:</text:p>
      <text:list xml:id="list382414679" text:style-name="L1">
        <text:list-item>
          <text:p text:style-name="P65"><text:span text:style-name="Source_20_Text">Fatal--</text:span>сообщения указывают на то, что система собирается завершить работу, чтобы попытаться защитить себя от повреждений.</text:p>
        </text:list-item>
        <text:list-item>
          <text:p text:style-name="P65"><text:span text:style-name="Source_20_Text">Error--</text:span>сообщения указывают на серьезные проблемы, которые не обязательно повредят систему, но мешают ей нормально функционировать.</text:p>
        </text:list-item>
        <text:list-item>
          <text:p text:style-name="P65"><text:span text:style-name="Source_20_Text">Warn--</text:span>сообщения указывают на неожиданную активность или неидеальные результаты, которые могут быть признаком более глубокой проблемы, но не наносят прямого вреда функциональности.</text:p>
        </text:list-item>
        <text:list-item>
          <text:p text:style-name="P65"><text:span text:style-name="Source_20_Text">Info--</text:span>сообщения указывают на обновления событий и статуса, которые служат визуальным подтверждением того, что система работает должным образом.</text:p>
        </text:list-item>
        <text:list-item>
          <text:p text:style-name="P65"><text:span text:style-name="Source_20_Text">Debug--</text:span>сообщения подробно описывают весь пошаговый процесс работы системы.</text:p>
        </text:list-item>
      </text:list>
      <text:p text:style-name="P10">Уровень по умолчанию — <text:span text:style-name="Source_20_Text">Info</text:span>. Вы увидите только сообщения с уровнем серьезности по умолчанию и более серьезными уровнями.</text:p>
      <text:p text:style-name="P10"/>
      <text:p text:style-name="P13">рос2 <text:span text:style-name="T22">beginner </text:span><text:span text:style-name="T23">2</text:span>:</text:p>
      <text:p text:style-name="P10"/>
      <text:p text:style-name="P58">COLCON</text:p>
      <text:p text:style-name="P4">Рабочее пространство ROS — это каталог с определенной структурой. Обычно есть подкаталог <text:span text:style-name="Source_20_Text">src</text:span>. Внутри этого подкаталога будет располагаться исходный код пакетов ROS. Обычно каталог изначально пустой.</text:p>
      <text:p text:style-name="P10">colcon делает сборки из исходников. По умолчанию он создаст следующие каталоги как пиры каталога <text:span text:style-name="Source_20_Text">src</text:span>:</text:p>
      <text:list xml:id="list1732651677" text:style-name="L2">
        <text:list-item>
          <text:p text:style-name="P66">Каталог <text:span text:style-name="Source_20_Text">build</text:span>будет местом хранения промежуточных файлов. Для каждого пакета будет создана подпапка, в которой, например, вызывается CMake.</text:p>
        </text:list-item>
        <text:list-item>
          <text:p text:style-name="P66"><text:soft-page-break/>Каталог <text:span text:style-name="Source_20_Text">install</text:span>— это место, куда будет установлен каждый пакет. По умолчанию каждый пакет будет установлен в отдельный подкаталог.</text:p>
        </text:list-item>
        <text:list-item>
          <text:p text:style-name="P66">Каталог <text:span text:style-name="Source_20_Text">log</text:span>содержит различную информацию о каждом вызове colcon.</text:p>
        </text:list-item>
      </text:list>
      <text:p text:style-name="P4">Важно, чтобы мы получили среду для существующей установки ROS 2, которая предоставит нашему рабочему пространству необходимые зависимости сборки для пакетов примеров. Это достигается путем получения сценария установки, предоставленного двоичной установкой или исходной установкой, т. е. другим рабочим пространством colcon (см. <text:a xlink:type="simple" xlink:href="https://docs-ros-org.translate.goog/en/humble/Installation.html?_x_tr_sl=en&amp;_x_tr_tl=ru&amp;_x_tr_hl=ru" text:style-name="Internet_20_link" text:visited-style-name="Visited_20_Internet_20_Link">Установка</text:a> ). Мы называем эту среду <text:span text:style-name="Strong_20_Emphasis">подложкой</text:span> .</text:p>
      <text:p text:style-name="P10">Наше рабочее пространство <text:span text:style-name="Source_20_Text">ros2_ws</text:span>, будет <text:span text:style-name="Strong_20_Emphasis">наложением</text:span> поверх существующей установки ROS 2. В целом, рекомендуется использовать наложение, когда вы планируете выполнять итерацию небольшого количества пакетов, а не помещать все свои пакеты в одно и то же рабочее пространство.</text:p>
      <text:p text:style-name="P10"/>
      <text:p text:style-name="P58">Создайте свой собственный пакет</text:p>
      <text:p text:style-name="P10">colcon использует <text:span text:style-name="Source_20_Text">package.xml </text:span>спецификацию, определенную в <text:a xlink:type="simple" xlink:href="https://translate.google.com/website?sl=en&amp;tl=ru&amp;hl=ru&amp;u=https://www.ros.org/reps/rep-0149.html" text:style-name="Internet_20_link" text:visited-style-name="Visited_20_Internet_20_Link">REP 149</text:a> ( <text:a xlink:type="simple" xlink:href="https://translate.google.com/website?sl=en&amp;tl=ru&amp;hl=ru&amp;u=https://www.ros.org/reps/rep-0140.html" text:style-name="Internet_20_link" text:visited-style-name="Visited_20_Internet_20_Link">формат 2</text:a> также поддерживается).</text:p>
      <text:p text:style-name="P10">colcon поддерживает несколько типов сборки. Рекомендуемые типы сборки — <text:span text:style-name="Source_20_Text">ament_cmake </text:span>и <text:span text:style-name="Source_20_Text">ament_python</text:span>. Также поддерживаются чистые <text:span text:style-name="Source_20_Text">cmake </text:span>пакеты.</text:p>
      <text:p text:style-name="P10">Примером сборки <text:span text:style-name="Source_20_Text">ament_python</text:span>является <text:a xlink:type="simple" xlink:href="https://translate.google.com/website?sl=en&amp;tl=ru&amp;hl=ru&amp;u=https://github.com/ament/ament_index/tree/humble/ament_index_python" text:style-name="Internet_20_link" text:visited-style-name="Visited_20_Internet_20_Link">пакет ament_index_python</text:a> , где setup.py является основной точкой входа для сборки.</text:p>
      <text:p text:style-name="P10">Такой пакет, как <text:a xlink:type="simple" xlink:href="https://translate.google.com/website?sl=en&amp;tl=ru&amp;hl=ru&amp;u=https://github.com/ros2/demos/tree/humble/demo_nodes_cpp" text:style-name="Internet_20_link" text:visited-style-name="Visited_20_Internet_20_Link">demo_nodes_cpp,</text:a> использует <text:span text:style-name="Source_20_Text">ament_cmake </text:span>тип сборки и использует CMake в качестве инструмента сборки.</text:p>
      <text:p text:style-name="P10">Для удобства вы можете использовать инструмент для создания нового пакета на основе шаблона. <text:span text:style-name="Source_20_Text">ros2 pkg create</text:span></text:p>
      <text:p text:style-name="P10">Примечание</text:p>
      <text:p text:style-name="P10">Для <text:span text:style-name="Source_20_Text">catkin </text:span>пользователей это эквивалентно <text:span text:style-name="Source_20_Text">catkin_create_package</text:span>.</text:p>
      <text:p text:style-name="P10"/>
      <text:p text:style-name="P58">РАБОЧЕЕ ПРОСТРАНСТВО</text:p>
      <text:p text:style-name="P10">Рабочее пространство — это каталог, содержащий пакеты ROS 2. Перед использованием ROS 2 необходимо указать источник рабочего пространства установки ROS 2 в терминале, в котором вы планируете работать. Это сделает пакеты ROS 2 доступными для использования в этом терминале.</text:p>
      <text:p text:style-name="P10">У вас также есть возможность поиска «overlay» — вторичного рабочего пространства, в котором вы можете добавлять новые пакеты, не мешая существующему рабочему пространству ROS 2, которое вы расширяете, или «underlay». Ваш underlay должен содержать зависимости всех пакетов в вашем overlay. Пакеты в вашем overlay будут переопределять <text:soft-page-break/>пакеты в underlay. Также возможно иметь несколько слоев underlays и overlays, при этом каждый последующий overlay будет использовать пакеты своих родительских underlays.</text:p>
      <text:p text:style-name="P10"/>
      <text:p text:style-name="P58">ИЗМЕНИТЬ НАЛОЖЕНИЕ</text:p>
      <text:p text:style-name="P10">Вы можете изменить turtlesimсвой оверлей, отредактировав строку заголовка в окне turtlesim. Для этого найдите файл turtle_frame.cppв ~/ros2_ws/src/ros_tutorials/turtlesim/src. Откройте его turtle_frame.cppс помощью предпочитаемого вами текстового редактора.</text:p>
      <text:p text:style-name="P10">Найдите функцию setWindowTitle("TurtleSim");, измените значение "TurtleSim"на "MyTurtleSim"и сохраните файл.</text:p>
      <text:p text:style-name="P10">Вернитесь к первому терминалу, где вы запускали его ранее, и запустите его снова.colcon build</text:p>
      <text:p text:style-name="P10">Вернитесь ко второму терминалу (где находится оверлей) и снова запустите turtlesim:</text:p>
      <text:p text:style-name="P10">ros2 run turtlesim turtlesim_node</text:p>
      <text:p text:style-name="P10">Вы увидите, что в строке заголовка окна TurtleSim теперь написано «MyTurtleSim».</text:p>
      <text:p text:style-name="P3"/>
      <text:p text:style-name="P58">ПАКЕТ В РОС2</text:p>
      <text:p text:style-name="P4">Пакет — это организационная единица для вашего кода ROS 2. Если вы хотите иметь возможность установить свой код или поделиться им с другими, вам нужно организовать его в пакет. С помощью пакетов вы можете выпустить свою работу ROS 2 и позволить другим легко ее собирать и использовать.</text:p>
      <text:p text:style-name="P10">Создание пакетов в ROS 2 использует ament в качестве системы сборки и colcon в качестве инструмента сборки. Вы можете создать пакет с помощью CMake или Python, которые официально поддерживаются, хотя существуют и другие типы сборки.</text:p>
      <text:p text:style-name="P10">Одно рабочее пространство может содержать столько пакетов, сколько вы хотите, каждый в своей папке. Вы также можете иметь пакеты разных типов сборки в одном рабочем пространстве (CMake, Python и т. д.). Вы не можете иметь вложенные пакеты.</text:p>
      <text:p text:style-name="P10">Лучше всего иметь <text:span text:style-name="Source_20_Text">src </text:span>папку в вашем рабочем пространстве и создавать пакеты в ней. Это позволяет поддерживать верхний уровень рабочего пространства «чистым».</text:p>
      <text:p text:style-name="P10"/>
      <text:p text:style-name="P10"><text:span text:style-name="T7">What makes up a ROS 2 package?</text:span></text:p>
      <text:p text:style-name="P10">ROS 2 Python and CMake packages each have their own minimum required contents:</text:p>
      <text:p text:style-name="P10"/>
      <text:p text:style-name="P60">CMake</text:p>
      <text:list xml:id="list4028540388" text:style-name="L3">
        <text:list-item>
          <text:p text:style-name="P67"><text:span text:style-name="T7">CMakeLists.txt </text:span>file that describes how to build the code within the package</text:p>
        </text:list-item>
        <text:list-item>
          <text:p text:style-name="P68"><text:span text:style-name="T9">i</text:span><text:span text:style-name="T7">nclude/&lt;package_name&gt;</text:span> directory containing the public headers for the package</text:p>
        </text:list-item>
        <text:list-item>
          <text:p text:style-name="P68"><text:span text:style-name="T7">package.xml </text:span>file containing meta information about the package</text:p>
        </text:list-item>
        <text:list-item>
          <text:p text:style-name="P68"><text:soft-page-break/><text:span text:style-name="T7">rc</text:span> directory containing the source code for the package</text:p>
        </text:list-item>
        <text:list-item>
          <text:p text:style-name="P68">The simplest possible package may have a file structure that looks like:</text:p>
        </text:list-item>
      </text:list>
      <text:p text:style-name="P5"><text:bookmark text:name="codecell03"/>my_package/</text:p>
      <text:p text:style-name="P5"><text:s text:c="5"/>CMakeLists.txt</text:p>
      <text:p text:style-name="P5"><text:s text:c="5"/>include/my_package/</text:p>
      <text:p text:style-name="P5"><text:s text:c="5"/>package.xml</text:p>
      <text:p text:style-name="P6"><text:s text:c="5"/>src/</text:p>
      <text:p text:style-name="P59">Python</text:p>
      <text:p text:style-name="P3"/>
      <text:list xml:id="list2585175122" text:style-name="L4">
        <text:list-item>
          <text:p text:style-name="P64"><text:span text:style-name="T7">package.xml </text:span>file containing meta information about the package</text:p>
        </text:list-item>
        <text:list-item>
          <text:p text:style-name="P64"/>
        </text:list-item>
        <text:list-item>
          <text:p text:style-name="P64"><text:s text:c="2"/><text:span text:style-name="T7"><text:s text:c="2"/>resource/&lt;package_name&gt; </text:span>marker file for the package</text:p>
        </text:list-item>
        <text:list-item>
          <text:p text:style-name="P64"/>
        </text:list-item>
        <text:list-item>
          <text:p text:style-name="P64"><text:span text:style-name="T7"><text:s text:c="4"/>setup.cfg</text:span> is required when a package has executables, so ros2 run can find them</text:p>
        </text:list-item>
        <text:list-item>
          <text:p text:style-name="P64"/>
        </text:list-item>
        <text:list-item>
          <text:p text:style-name="P64"><text:span text:style-name="T7"><text:s text:c="4"/>setup.py</text:span> containing instructions for how to install the package</text:p>
        </text:list-item>
        <text:list-item>
          <text:p text:style-name="P64"/>
        </text:list-item>
        <text:list-item>
          <text:p text:style-name="P64"><text:span text:style-name="T7"><text:s text:c="4"/>&lt;package_name&gt;</text:span> - a directory with the same name as your package, used by ROS 2 tools to find your package, contains __init__.py</text:p>
        </text:list-item>
      </text:list>
      <text:p text:style-name="P3"/>
      <text:p text:style-name="P3">The simplest possible package may have a file structure that looks like:</text:p>
      <text:p text:style-name="P3"/>
      <text:p text:style-name="P52">my_package/</text:p>
      <text:p text:style-name="P52"><text:s text:c="6"/>package.xml</text:p>
      <text:p text:style-name="P52"><text:s text:c="6"/>resource/my_package</text:p>
      <text:p text:style-name="P52"><text:s text:c="6"/>setup.cfg</text:p>
      <text:p text:style-name="P52"><text:s text:c="6"/>setup.py</text:p>
      <text:p text:style-name="P52"><text:s text:c="6"/>my_package/</text:p>
      <text:p text:style-name="P52"/>
      <text:p text:style-name="P52"/>
      <text:p text:style-name="P52"/>
      <text:p text:style-name="P52"/>
      <text:p text:style-name="P57">PUBLISHER — TALKER</text:p>
      <text:p text:style-name="P53"><text:span text:style-name="T29">Вспомните из </text:span><text:a xlink:type="simple" xlink:href="https://docs-ros-org.translate.goog/en/humble/Tutorials/Beginner-CLI-Tools/Understanding-ROS2-Topics/Understanding-ROS2-Topics.html?_x_tr_sl=en&amp;_x_tr_tl=ru&amp;_x_tr_hl=ru" text:style-name="Internet_20_link" text:visited-style-name="Visited_20_Internet_20_Link"><text:span text:style-name="T29">руководства по теме</text:span></text:a><text:span text:style-name="T29"> , что название темы и тип сообщения, используемые издателем и подписчиком, должны совпадать, чтобы они могли общаться.</text:span></text:p>
      <text:p text:style-name="P56"/>
      <text:p text:style-name="P52"/>
      <text:p text:style-name="P58">Действия</text:p>
      <text:h text:style-name="P2" text:outline-level="3">1 Определение действия</text:h>
      <text:p text:style-name="P10">Действия определяются в <text:span text:style-name="Source_20_Text">.action </text:span>файлах вида:</text:p>
      <text:p text:style-name="P5"><text:bookmark text:name="codecell33"/># Request</text:p>
      <text:p text:style-name="P5">---</text:p>
      <text:p text:style-name="P5"># Result</text:p>
      <text:p text:style-name="P5">---</text:p>
      <text:p text:style-name="P6"># Feedback<text:span text:style-name="T24">­</text:span></text:p>
      <text:p text:style-name="P10">Определение действия состоит из трех определений сообщений, разделенных знаком <text:span text:style-name="Source_20_Text">---</text:span>.</text:p>
      <text:list xml:id="list463303350" text:style-name="L5">
        <text:list-item>
          <text:p text:style-name="P69"><text:soft-page-break/>Сообщение <text:span text:style-name="Emphasis">-запрос</text:span> отправляется от клиента действия на сервер действия, инициируя новую цель.</text:p>
        </text:list-item>
        <text:list-item>
          <text:p text:style-name="P69">Сообщение <text:span text:style-name="Emphasis">о результате</text:span> отправляется с сервера действий клиенту действий после достижения цели.</text:p>
        </text:list-item>
        <text:list-item>
          <text:p text:style-name="P69"><text:span text:style-name="Emphasis">Сообщения обратной связи</text:span> периодически отправляются с сервера действий на клиент действий с обновлениями о цели.</text:p>
        </text:list-item>
      </text:list>
      <text:p text:style-name="P10">Пример действия обычно называют <text:span text:style-name="Emphasis">целью</text:span> .</text:p>
      <text:p text:style-name="P10"/>
      <text:p text:style-name="P10"/>
      <text:p text:style-name="P10">cmake_minimum_required(VERSION 3.8)</text:p>
      <text:p text:style-name="P10">project(cpp_pubsub)</text:p>
      <text:p text:style-name="P10"/>
      <text:p text:style-name="P10">if(CMAKE_COMPILER_IS_GNUCXX OR CMAKE_CXX_COMPILER_ID MATCHES "Clang")</text:p>
      <text:p text:style-name="P10"><text:s text:c="2"/>add_compile_options(-Wall -Wextra -Wpedantic)</text:p>
      <text:p text:style-name="P10">endif()</text:p>
      <text:p text:style-name="P10"/>
      <text:p text:style-name="P10"># find dependencies</text:p>
      <text:p text:style-name="P10"/>
      <text:p text:style-name="P10">find_package(ament_cmake REQUIRED)</text:p>
      <text:p text:style-name="P10">find_package(rclcpp REQUIRED)</text:p>
      <text:p text:style-name="P10">find_package(std_msgs REQUIRED)</text:p>
      <text:p text:style-name="P10"/>
      <text:p text:style-name="P10">add_executable(talker src/publisher_member_function.cpp)</text:p>
      <text:p text:style-name="P10">ament_target_dependencies(talker rclcpp std_msgs)</text:p>
      <text:p text:style-name="P10"/>
      <text:p text:style-name="P10">install(TARGETS</text:p>
      <text:p text:style-name="P10"><text:s text:c="2"/>talker</text:p>
      <text:p text:style-name="P10"><text:s text:c="2"/>DESTINATION lib/${PROJECT_NAME})</text:p>
      <text:p text:style-name="P10"/>
      <text:p text:style-name="P10"># uncomment the following section in order to fill in</text:p>
      <text:p text:style-name="P10"># further dependencies manually.</text:p>
      <text:p text:style-name="P10"># find_package(&lt;dependency&gt; REQUIRED)</text:p>
      <text:p text:style-name="P10"><text:soft-page-break/></text:p>
      <text:p text:style-name="P10">if(BUILD_TESTING)</text:p>
      <text:p text:style-name="P10"><text:s text:c="2"/>find_package(ament_lint_auto REQUIRED)</text:p>
      <text:p text:style-name="P10"><text:s text:c="2"/># the following line skips the linter which checks for copyrights</text:p>
      <text:p text:style-name="P10"><text:s text:c="2"/># comment the line when a copyright and license is added to all source files</text:p>
      <text:p text:style-name="P10"><text:s text:c="2"/>set(ament_cmake_copyright_FOUND TRUE)</text:p>
      <text:p text:style-name="P10"><text:s text:c="2"/># the following line skips cpplint (only works in a git repo)</text:p>
      <text:p text:style-name="P10"><text:s text:c="2"/># comment the line when this package is in a git repo and when</text:p>
      <text:p text:style-name="P10"><text:s text:c="2"/># a copyright and license is added to all source files</text:p>
      <text:p text:style-name="P10"><text:s text:c="2"/>set(ament_cmake_cpplint_FOUND TRUE)</text:p>
      <text:p text:style-name="P10"><text:s text:c="2"/>ament_lint_auto_find_test_dependencies()</text:p>
      <text:p text:style-name="P10">endif()</text:p>
      <text:p text:style-name="P10"/>
      <text:p text:style-name="P10">ament_package()</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8T16:44:21.786203012</meta:creation-date>
    <dc:date>2024-11-15T22:17:48.795961345</dc:date>
    <meta:editing-duration>P1DT8H4M17S</meta:editing-duration>
    <meta:editing-cycles>63</meta:editing-cycles>
    <meta:generator>LibreOffice/7.3.7.2$Linux_X86_64 LibreOffice_project/30$Build-2</meta:generator>
    <meta:document-statistic meta:table-count="1" meta:image-count="0" meta:object-count="0" meta:page-count="12" meta:paragraph-count="286" meta:word-count="2635" meta:character-count="19773" meta:non-whitespace-character-count="17369"/>
  </office:meta>
</office:document-meta>
</file>